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80da" officeooo:paragraph-rsid="000e80da"/>
    </style:style>
    <style:style style:name="P2" style:family="paragraph" style:parent-style-name="Standard">
      <style:text-properties officeooo:rsid="000eb438" officeooo:paragraph-rsid="000eb438"/>
    </style:style>
    <style:style style:name="P3" style:family="paragraph" style:parent-style-name="Standard">
      <style:text-properties fo:color="#c9211e" loext:opacity="100%"/>
    </style:style>
    <style:style style:name="T1" style:family="text">
      <style:text-properties fo:background-color="#ffff00" loext:char-shading-value="0"/>
    </style:style>
    <style:style style:name="T2" style:family="text">
      <style:text-properties fo:background-color="#ffff00" loext:char-shading-value="0"/>
    </style:style>
    <style:style style:name="T3" style:family="text"/>
    <style:style style:name="T4" style:family="text">
      <style:text-properties fo:background-color="transparent" loext:char-shading-value="0"/>
    </style:style>
    <style:style style:name="T5" style:family="text">
      <style:text-properties fo:background-color="transparent" loext:char-shading-value="0"/>
    </style:style>
    <style:style style:name="T6" style:family="text">
      <style:text-properties fo:color="#ffffff" loext:opacity="100%" fo:background-color="transparent"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Projet 12</text:p>
      <text:p text:style-name="Standard"/>
      <text:p text:style-name="Standard">Prompt </text:p>
      <text:p text:style-name="Standard">dans le cadre de ma formation AI engineer d'Openclassrooms je dois réaliser le projet ci-dessous sans me donner pour le moment une piste pour un workflow peux tu m'estimer le temps nécessaire en heures pour réaliser ce projet qui doit déboucher sur un notebook jupyter lab et une soutenance orale ? peux tu m'expliquer dans une optique de recherche d'emploi la valeur de ce projet et me donner avec justificaitons le niveau de difficulté de ce projet ?</text:p>
      <text:p text:style-name="Standard"/>
      <text:p text:style-name="P2"/>
      <text:p text:style-name="Standard"/>
      <text:p text:style-name="Standard">Extrayez des données multimodales de sites web</text:p>
      <text:p text:style-name="Standard">Transformez des données web non structurées en insights exploitables pour booster</text:p>
      <text:p text:style-name="Standard">le e-commerce.</text:p>
      <text:p text:style-name="Standard">Compétences cibles</text:p>
      <text:p text:style-name="Standard">Charger des données afin de les stocker dans un emplacement adapté</text:p>
      <text:p text:style-name="Standard">Définir des indicateurs de performance pertinents</text:p>
      <text:p text:style-name="Standard">Extraire des données issues de toutes sources confondues pour les traiter ou les déplacer</text:p>
      <text:p text:style-name="Standard">Transformer des données afin de les adapter à leur utilisation finale</text:p>
      <text:p text:style-name="Standard"/>
      <text:p text:style-name="P3"><text:a xlink:type="simple" xlink:href="https://chatgpt.com/c/69885d5a-eb38-8332-9fa4-c96bbb725b0b" text:style-name="Internet_20_link" text:visited-style-name="Visited_20_Internet_20_Link"><text:span text:style-name="T6">https://chatgpt.com/c/69885d5a-eb38-8332-9fa4-c96bbb725b0b</text:span></text:a></text:p>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8T10:43:49.195238120</meta:creation-date>
    <dc:date>2026-02-08T10:55:48.518888219</dc:date>
    <meta:editing-duration>PT11M58S</meta:editing-duration>
    <meta:editing-cycles>4</meta:editing-cycles>
    <meta:generator>LibreOffice/24.2.7.2$Linux_X86_64 LibreOffice_project/420$Build-2</meta:generator>
    <meta:document-statistic meta:table-count="0" meta:image-count="0" meta:object-count="0" meta:page-count="1" meta:paragraph-count="12" meta:word-count="146" meta:character-count="958" meta:non-whitespace-character-count="823"/>
  </office:meta>
</office:document-meta>
</file>